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cademy Engraved LET" svg:font-family="'Academy Engraved LET'" style:font-pitch="variable"/>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text-properties style:font-name="Academy Engraved LET"/>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family="'Arial Black'" style:font-pitch="variable"/>
    </style:style>
    <style:style style:name="T2" style:family="text">
      <style:text-properties fo:font-weight="normal" style:font-weight-asian="normal" style:font-weight-complex="normal"/>
    </style:style>
    <style:style style:name="T3" style:family="text">
      <style:text-properties officeooo:rsid="006624ff"/>
    </style:style>
    <style:style style:name="T4" style:family="text">
      <style:text-properties fo:font-style="normal" officeooo:rsid="006624ff" style:font-style-asian="normal" style:font-style-complex="normal"/>
    </style:style>
    <style:style style:name="T5"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4267971200" text:id="ct3426797120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text:span text:style-name="T1">Dlouhodobé ekonomické benefi</text:span>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2">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3">vyšší přesnost zákroků, kratší dobu </text:span><text:span text:style-name="T4">rekonvalescence</text:span><text:span text:style-name="T3">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5">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text:soft-page-break/>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4267971200"/></text:p>
        <text:p text:style-name="P12"><text:change-end text:change-id="ct34267971200"/></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cademy Engraved LET" svg:font-family="'Academy Engraved LET'" style:font-pitch="variable"/>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4-01T17:08:11.633303000</dc:date>
    <meta:generator>LibreOffice/25.8.3.2$MacOSX_AARCH64 LibreOffice_project/8ca8d55c161d602844f5428fa4b58097424e324e</meta:generator>
    <meta:initial-creator/>
    <meta:creation-date>2025-12-28T20:01:58.000</meta:creation-date>
    <meta:keyword/>
    <meta:editing-duration>P3DT16H1M48S</meta:editing-duration>
    <meta:editing-cycles>158</meta:editing-cycles>
    <meta:document-statistic meta:table-count="1" meta:image-count="0" meta:object-count="0" meta:page-count="16" meta:paragraph-count="97" meta:word-count="2274" meta:character-count="17767" meta:non-whitespace-character-count="15603"/>
    <meta:user-defined meta:name="Category"/>
    <meta:user-defined meta:name="Company"/>
    <meta:user-defined meta:name="IndividualWorkKey"/>
    <meta:user-defined meta:name="Manager"/>
  </office:meta>
</office:document-meta>
</file>